
<file path=META-INF/manifest.xml><?xml version="1.0" encoding="utf-8"?>
<manifest:manifest xmlns:manifest="urn:oasis:names:tc:opendocument:xmlns:manifest:1.0" manifest:version="1.2">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cripts/>
  <office:font-face-decls/>
  <office:automatic-styles>
    <style:style style:name="ta-0" style:family="table" style:master-page-name="ta-mp-0">
      <style:table-properties table:display="true" style:writing-mode="lr-tb" gnm:display-formulas="false" gnm:display-col-header="true" gnm:display-row-header="true"/>
    </style:style>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AROW-0" style:family="table-row">
      <style:table-row-properties style:row-height="12.75pt" style:use-optimal-row-height="true"/>
    </style:style>
    <style:style style:name="ACOL-0" style:family="table-column">
      <style:table-column-properties style:column-width="253.955905511811pt" style:use-optimal-column-width="true"/>
    </style:style>
    <style:style style:name="ACE-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OL-1" style:family="table-column"/>
    <style:style style:name="AROW-1" style:family="table-row">
      <style:table-row-properties style:row-height="12.81259842519685pt" style:use-optimal-row-height="true"/>
    </style:style>
    <style:style style:name="AROW-2" style:family="table-row">
      <style:table-row-properties style:row-height="13.5pt" style:use-optimal-row-height="true"/>
    </style:style>
    <style:style style:name="AROW-3" style:family="table-row"/>
  </office:automatic-styles>
  <office:body>
    <office:spreadsheet>
      <table:calculation-settings table:null-year="1930" table:automatic-find-labels="false" table:case-sensitive="false" table:precision-as-shown="false" table:search-criteria-must-apply-to-whole-cell="true" table:use-regular-expressions="false" table:use-wildcards="false">
        <table:null-date table:date-value="1899-12-30" table:value-type="date"/>
        <table:iteration table:maximum-difference="0.001" table:status="enable" table:steps="100"/>
      </table:calculation-settings>
      <table:table table:name="2004.amta" table:style-name="ta-0" table:print="true">
        <office:forms form:automatic-focus="false" form:apply-design-mode="false">
          <form:form/>
        </office:forms>
        <table:table-column table:style-name="ACOL-0" table:number-columns-repeated="5"/>
        <table:table-column table:style-name="ACOL-0" table:number-columns-repeated="1019"/>
        <table:table-row table:style-name="AROW-1">
          <table:table-cell table:style-name="Gnumeric-default" office:value-type="string">
            <text:p>Title</text:p>
          </table:table-cell>
          <table:table-cell table:style-name="Gnumeric-default" office:value-type="string">
            <text:p>Authors</text:p>
          </table:table-cell>
          <table:table-cell table:style-name="Gnumeric-default" office:value-type="string">
            <text:p>Pdf</text:p>
          </table:table-cell>
          <table:table-cell table:style-name="Gnumeric-default" office:value-type="string">
            <text:p>Presentation</text:p>
          </table:table-cell>
          <table:table-cell table:style-name="Gnumeric-default" office:value-type="string">
            <text:p>Volume_Name</text:p>
          </table:table-cell>
          <table:table-cell table:number-columns-repeated="1019" table:style-name="Gnumeric-default"/>
        </table:table-row>
        <table:table-row table:style-name="AROW-1">
          <table:table-cell table:style-name="Gnumeric-default" office:value-type="string">
            <text:p>Case study: implementing MT for the translation of pre-sales marketing and post-sales software deployment documentation at Mycom International</text:p>
          </table:table-cell>
          <table:table-cell table:style-name="Gnumeric-default" office:value-type="string">
            <text:p>Jeffrey Allen</text:p>
          </table:table-cell>
          <table:table-cell table:number-columns-repeated="1022" table:style-name="Gnumeric-default"/>
        </table:table-row>
        <table:table-row table:style-name="AROW-1">
          <table:table-cell table:style-name="Gnumeric-default" office:value-type="string">
            <text:p>A speech-to-speech translation system for Catalan, Spanish, and English</text:p>
          </table:table-cell>
          <table:table-cell table:style-name="Gnumeric-default" office:value-type="string">
            <text:p>Victoria Arranz and Elisabet Comelles and David Farwell and Climent Nadeu and Jaume Padrell and Albert Febrer and Dorcas Alexander and Kay Peterson</text:p>
          </table:table-cell>
          <table:table-cell table:number-columns-repeated="1022" table:style-name="Gnumeric-default"/>
        </table:table-row>
        <table:table-row table:style-name="AROW-1">
          <table:table-cell table:style-name="Gnumeric-default" office:value-type="string">
            <text:p>Multi-Align: combining linguistic and statistical techniques to improve alignments for adaptable MT</text:p>
          </table:table-cell>
          <table:table-cell table:style-name="Gnumeric-default" office:value-type="string">
            <text:p>Necip Fazil Ayan and Bonnie J. Dorr and Nizar Habash</text:p>
          </table:table-cell>
          <table:table-cell table:number-columns-repeated="1022" table:style-name="Gnumeric-default"/>
        </table:table-row>
        <table:table-row table:style-name="AROW-1">
          <table:table-cell table:style-name="Gnumeric-default" office:value-type="string">
            <text:p>A modified Burrows-Wheeler transform for highly scalable example-based translation</text:p>
          </table:table-cell>
          <table:table-cell table:style-name="Gnumeric-default" office:value-type="string">
            <text:p>Ralf D. Brown</text:p>
          </table:table-cell>
          <table:table-cell table:number-columns-repeated="1022" table:style-name="Gnumeric-default"/>
        </table:table-row>
        <table:table-row table:style-name="AROW-1">
          <table:table-cell table:style-name="Gnumeric-default" office:value-type="string">
            <text:p>Designing a controlled language for the machine translation of medical protocols: the case of English to Chinese</text:p>
          </table:table-cell>
          <table:table-cell table:style-name="Gnumeric-default" office:value-type="string">
            <text:p>Sylviane Cardey and Peter Greenfield and Xiahong Wu</text:p>
          </table:table-cell>
          <table:table-cell table:number-columns-repeated="1022" table:style-name="Gnumeric-default"/>
        </table:table-row>
        <table:table-row table:style-name="AROW-1">
          <table:table-cell table:style-name="Gnumeric-default" office:value-type="string">
            <text:p>Normalizing German and English inflectional morphology to improve statistical word alignment</text:p>
          </table:table-cell>
          <table:table-cell table:style-name="Gnumeric-default" office:value-type="string">
            <text:p>Simon Corston-Oliver and Michael Gamon</text:p>
          </table:table-cell>
          <table:table-cell table:number-columns-repeated="1022" table:style-name="Gnumeric-default"/>
        </table:table-row>
        <table:table-row table:style-name="AROW-1">
          <table:table-cell table:style-name="Gnumeric-default" office:value-type="string">
            <text:p>System description: speech-to-speech translation system</text:p>
          </table:table-cell>
          <table:table-cell table:style-name="Gnumeric-default" office:value-type="string">
            <text:p>Mike Dillinger and Mark Seligman</text:p>
          </table:table-cell>
          <table:table-cell table:number-columns-repeated="1022" table:style-name="Gnumeric-default"/>
        </table:table-row>
        <table:table-row table:style-name="AROW-1">
          <table:table-cell table:style-name="Gnumeric-default" office:value-type="string">
            <text:p>A fluency error categorization scheme to guide automated machine translation evaluation</text:p>
          </table:table-cell>
          <table:table-cell table:style-name="Gnumeric-default" office:value-type="string">
            <text:p>Debbie Elliott and Anthony Hartley and Eric Atwell</text:p>
          </table:table-cell>
          <table:table-cell table:number-columns-repeated="1022" table:style-name="Gnumeric-default"/>
        </table:table-row>
        <table:table-row table:style-name="AROW-1">
          <table:table-cell table:style-name="Gnumeric-default" office:value-type="string">
            <text:p>Online MT services and real users' needs: an empirical usability evaluation</text:p>
          </table:table-cell>
          <table:table-cell table:style-name="Gnumeric-default" office:value-type="string">
            <text:p>Federico Gaspari</text:p>
          </table:table-cell>
          <table:table-cell table:number-columns-repeated="1022" table:style-name="Gnumeric-default"/>
        </table:table-row>
        <table:table-row table:style-name="AROW-1">
          <table:table-cell table:style-name="Gnumeric-default" office:value-type="string">
            <text:p>Counting, measuring, ordering: translation problems and solutions</text:p>
          </table:table-cell>
          <table:table-cell table:style-name="Gnumeric-default" office:value-type="string">
            <text:p>Stephen Helmreich and David Farwell</text:p>
          </table:table-cell>
          <table:table-cell table:number-columns-repeated="1022" table:style-name="Gnumeric-default"/>
        </table:table-row>
        <table:table-row table:style-name="AROW-1">
          <table:table-cell table:style-name="Gnumeric-default" office:value-type="string">
            <text:p>Feedback from the field: the challenge of users in motion</text:p>
          </table:table-cell>
          <table:table-cell table:style-name="Gnumeric-default" office:value-type="string">
            <text:p>L. Hernandez and J. Turner and M. Holland</text:p>
          </table:table-cell>
          <table:table-cell table:number-columns-repeated="1022" table:style-name="Gnumeric-default"/>
        </table:table-row>
        <table:table-row table:style-name="AROW-1">
          <table:table-cell table:style-name="Gnumeric-default" office:value-type="string">
            <text:p>The Georgetown-IBM experiment demonstrated in January 1954</text:p>
          </table:table-cell>
          <table:table-cell table:style-name="Gnumeric-default" office:value-type="string">
            <text:p>W. John Hutchins</text:p>
          </table:table-cell>
          <table:table-cell table:number-columns-repeated="1022" table:style-name="Gnumeric-default"/>
        </table:table-row>
        <table:table-row table:style-name="AROW-1">
          <table:table-cell table:style-name="Gnumeric-default" office:value-type="string">
            <text:p>Pharaoh: a beam search decoder for phrase-based statistical machine translation models</text:p>
          </table:table-cell>
          <table:table-cell table:style-name="Gnumeric-default" office:value-type="string">
            <text:p>Philipp Koen</text:p>
          </table:table-cell>
          <table:table-cell table:number-columns-repeated="1022" table:style-name="Gnumeric-default"/>
        </table:table-row>
        <table:table-row table:style-name="AROW-1">
          <table:table-cell table:style-name="Gnumeric-default" office:value-type="string">
            <text:p>The PARS family of machine translation systems for Dutch system description/ demonstration</text:p>
          </table:table-cell>
          <table:table-cell table:style-name="Gnumeric-default" office:value-type="string">
            <text:p>Edward A. Kool and Michael S. Blekhman and Andrei Kursin and Alla Rakova</text:p>
          </table:table-cell>
          <table:table-cell table:number-columns-repeated="1022" table:style-name="Gnumeric-default"/>
        </table:table-row>
        <table:table-row table:style-name="AROW-1">
          <table:table-cell table:style-name="Gnumeric-default" office:value-type="string">
            <text:p>Rapid MT experience in an LCTL (Pashto)</text:p>
          </table:table-cell>
          <table:table-cell table:style-name="Gnumeric-default" office:value-type="string">
            <text:p>Craig Kopris</text:p>
          </table:table-cell>
          <table:table-cell table:number-columns-repeated="1022" table:style-name="Gnumeric-default"/>
        </table:table-row>
        <table:table-row table:style-name="AROW-1">
          <table:table-cell table:style-name="Gnumeric-default" office:value-type="string">
            <text:p>The significance of recall in automatic metrics for MT evaluation</text:p>
          </table:table-cell>
          <table:table-cell table:style-name="Gnumeric-default" office:value-type="string">
            <text:p>Alon Lavie and Kenji Sagae and Shyamsundar Jayaraman</text:p>
          </table:table-cell>
          <table:table-cell table:number-columns-repeated="1022" table:style-name="Gnumeric-default"/>
        </table:table-row>
        <table:table-row table:style-name="AROW-1">
          <table:table-cell table:style-name="Gnumeric-default" office:value-type="string">
            <text:p>Alignment of bilingual named entities in parallel corpora using statistical model</text:p>
          </table:table-cell>
          <table:table-cell table:style-name="Gnumeric-default" office:value-type="string">
            <text:p>Chun-Jen Lee and Jason S. Chang and Thomas C. Chuang</text:p>
          </table:table-cell>
          <table:table-cell table:number-columns-repeated="1022" table:style-name="Gnumeric-default"/>
        </table:table-row>
        <table:table-row table:style-name="AROW-1">
          <table:table-cell table:style-name="Gnumeric-default" office:value-type="string">
            <text:p>Weather report translation using a translation memory</text:p>
          </table:table-cell>
          <table:table-cell table:style-name="Gnumeric-default" office:value-type="string">
            <text:p>Thomas Leplus and Philippe Langlais and Guy Lapalme</text:p>
          </table:table-cell>
          <table:table-cell table:number-columns-repeated="1022" table:style-name="Gnumeric-default"/>
        </table:table-row>
        <table:table-row table:style-name="AROW-1">
          <table:table-cell table:style-name="Gnumeric-default" office:value-type="string">
            <text:p>Keyword translation from English to Chinese for multilingual QA</text:p>
          </table:table-cell>
          <table:table-cell table:style-name="Gnumeric-default" office:value-type="string">
            <text:p>Frank Lin and Teruko Mitamura</text:p>
          </table:table-cell>
          <table:table-cell table:number-columns-repeated="1022" table:style-name="Gnumeric-default"/>
        </table:table-row>
        <table:table-row table:style-name="AROW-1">
          <table:table-cell table:style-name="Gnumeric-default" office:value-type="string">
            <text:p>Extraction of name and transliteration in monolingual and parallel corpora</text:p>
          </table:table-cell>
          <table:table-cell table:style-name="Gnumeric-default" office:value-type="string">
            <text:p>Tracy Lin and Jian-Cheng Wu and Jason S. Chang</text:p>
          </table:table-cell>
          <table:table-cell table:number-columns-repeated="1022" table:style-name="Gnumeric-default"/>
        </table:table-row>
        <table:table-row table:style-name="AROW-1">
          <table:table-cell table:style-name="Gnumeric-default" office:value-type="string">
            <text:p>Error analysis of two types of grammar for the purpose of automatic rule refinement</text:p>
          </table:table-cell>
          <table:table-cell table:style-name="Gnumeric-default" office:value-type="string">
            <text:p>Ariadna Font Llitjós and Katharina Probst and Jaime Carbonell</text:p>
          </table:table-cell>
          <table:table-cell table:number-columns-repeated="1022" table:style-name="Gnumeric-default"/>
        </table:table-row>
        <table:table-row table:style-name="AROW-1">
          <table:table-cell table:style-name="Gnumeric-default" office:value-type="string">
            <text:p>The contribution of end-users to the TransType2 project</text:p>
          </table:table-cell>
          <table:table-cell table:style-name="Gnumeric-default" office:value-type="string">
            <text:p>Elliott Macklovitch</text:p>
          </table:table-cell>
          <table:table-cell table:number-columns-repeated="1022" table:style-name="Gnumeric-default"/>
        </table:table-row>
        <table:table-row table:style-name="AROW-1">
          <table:table-cell table:style-name="Gnumeric-default" office:value-type="string">
            <text:p>An experiment on Japanese-Uighur machine translation and its evaluation</text:p>
          </table:table-cell>
          <table:table-cell table:style-name="Gnumeric-default" office:value-type="string">
            <text:p>Muhtar Mahsut and Yasuhiro Ogawa and Kazue Sugino and Katsuhiko Toyama and Yasuyoshi Inagaki</text:p>
          </table:table-cell>
          <table:table-cell table:number-columns-repeated="1022" table:style-name="Gnumeric-default"/>
        </table:table-row>
        <table:table-row table:style-name="AROW-1">
          <table:table-cell table:style-name="Gnumeric-default" office:value-type="string">
            <text:p>A structurally diverse minimal corpus for eliciting structural mappings between languages</text:p>
          </table:table-cell>
          <table:table-cell table:style-name="Gnumeric-default" office:value-type="string">
            <text:p>Katharina Probst and Alon Lavie</text:p>
          </table:table-cell>
          <table:table-cell table:number-columns-repeated="1022" table:style-name="Gnumeric-default"/>
        </table:table-row>
        <table:table-row table:style-name="AROW-1">
          <table:table-cell table:style-name="Gnumeric-default" office:value-type="string">
            <text:p>Investigation of intelligibility judgments</text:p>
          </table:table-cell>
          <table:table-cell table:style-name="Gnumeric-default" office:value-type="string">
            <text:p>Florence Reeder</text:p>
          </table:table-cell>
          <table:table-cell table:number-columns-repeated="1022" table:style-name="Gnumeric-default"/>
        </table:table-row>
        <table:table-row table:style-name="AROW-1">
          <table:table-cell table:style-name="Gnumeric-default" office:value-type="string">
            <text:p>Interlingual annotation for MT development</text:p>
          </table:table-cell>
          <table:table-cell table:style-name="Gnumeric-default" office:value-type="string">
            <text:p>Florence Reeder and Bonnie Dorr and David Farwell and Nizar Habash and Stephen Helmreich and Eduard Hovy and Lori Levin and Teruko Mitamura and Keith Miller and Owen Rambow and Advaith Siddharthan</text:p>
          </table:table-cell>
          <table:table-cell table:number-columns-repeated="1022" table:style-name="Gnumeric-default"/>
        </table:table-row>
        <table:table-row table:style-name="AROW-1">
          <table:table-cell table:style-name="Gnumeric-default" office:value-type="string">
            <text:p>Machine translation of online product support articles using data-driven MT system</text:p>
          </table:table-cell>
          <table:table-cell table:style-name="Gnumeric-default" office:value-type="string">
            <text:p>Stephen D. Richardson</text:p>
          </table:table-cell>
          <table:table-cell table:number-columns-repeated="1022" table:style-name="Gnumeric-default"/>
        </table:table-row>
        <table:table-row table:style-name="AROW-1">
          <table:table-cell table:style-name="Gnumeric-default" office:value-type="string">
            <text:p>Maintenance issues for machine translation systems</text:p>
          </table:table-cell>
          <table:table-cell table:style-name="Gnumeric-default" office:value-type="string">
            <text:p>Nestor Rychtyckyj</text:p>
          </table:table-cell>
          <table:table-cell table:number-columns-repeated="1022" table:style-name="Gnumeric-default"/>
        </table:table-row>
        <table:table-row table:style-name="AROW-1">
          <table:table-cell table:style-name="Gnumeric-default" office:value-type="string">
            <text:p>Improving domain-specific word alignment with a general bilingual corpus</text:p>
          </table:table-cell>
          <table:table-cell table:style-name="Gnumeric-default" office:value-type="string">
            <text:p>Hua Wu and Haifeng Wang</text:p>
          </table:table-cell>
          <table:table-cell table:number-columns-repeated="1022" table:style-name="Gnumeric-default"/>
        </table:table-row>
        <table:table-row table:style-name="AROW-1">
          <table:table-cell table:style-name="Gnumeric-default" office:value-type="string">
            <text:p>A super-function based Japanese-Chinese machine translation system for business users</text:p>
          </table:table-cell>
          <table:table-cell table:style-name="Gnumeric-default" office:value-type="string">
            <text:p>Xin Zhao and Fuji Ren and Stefan Voß</text:p>
          </table:table-cell>
          <table:table-cell table:number-columns-repeated="1022" table:style-name="Gnumeric-default"/>
        </table:table-row>
        <table:table-row table:style-name="AROW-2">
          <table:table-cell table:style-name="Gnumeric-default" office:value-type="string">
            <text:p>Mastering machine translation (MT) output</text:p>
          </table:table-cell>
          <table:table-cell table:style-name="Gnumeric-default" office:value-type="string">
            <text:p>Jeff Allen</text:p>
          </table:table-cell>
          <table:table-cell table:style-name="Gnumeric-default" office:value-type="string">
            <text:p>http://www.mt-archive.info/00/AMTA-2004-Allen-tutorial.pdf</text:p>
          </table:table-cell>
          <table:table-cell table:style-name="Gnumeric-default"/>
          <table:table-cell table:style-name="Gnumeric-default" office:value-type="string">
            <text:p>Tutorials [Not included in the proceedings]</text:p>
          </table:table-cell>
          <table:table-cell table:number-columns-repeated="1019" table:style-name="Gnumeric-default"/>
        </table:table-row>
        <table:table-row table:style-name="AROW-1">
          <table:table-cell table:style-name="Gnumeric-default" office:value-type="string">
            <text:p>Machine translation in practice at PAHO</text:p>
          </table:table-cell>
          <table:table-cell table:style-name="Gnumeric-default" office:value-type="string">
            <text:p>Julia Aymerich</text:p>
          </table:table-cell>
          <table:table-cell table:style-name="Gnumeric-default" office:value-type="string">
            <text:p>http://www.mt-archive.info/00/AMTA-2004-Aymerich-tutorial.pdf</text:p>
          </table:table-cell>
          <table:table-cell table:style-name="Gnumeric-default"/>
          <table:table-cell table:style-name="Gnumeric-default" office:value-type="string">
            <text:p>Tutorials [Not included in the proceedings]</text:p>
          </table:table-cell>
          <table:table-cell table:number-columns-repeated="1019" table:style-name="Gnumeric-default"/>
        </table:table-row>
        <table:table-row table:style-name="AROW-1">
          <table:table-cell table:style-name="Gnumeric-default" office:value-type="string">
            <text:p>Introduction to statistical machine translation</text:p>
          </table:table-cell>
          <table:table-cell table:style-name="Gnumeric-default" office:value-type="string">
            <text:p>Philipp Koehn and Kevin Knight</text:p>
          </table:table-cell>
          <table:table-cell table:style-name="Gnumeric-default" office:value-type="string">
            <text:p>http://www.mt-archive.info/00/AMTA-2004-Koehn-tutorial.pdf</text:p>
          </table:table-cell>
          <table:table-cell table:style-name="Gnumeric-default"/>
          <table:table-cell table:style-name="Gnumeric-default" office:value-type="string">
            <text:p>Tutorials [Not included in the proceedings]</text:p>
          </table:table-cell>
          <table:table-cell table:number-columns-repeated="1019" table:style-name="Gnumeric-default"/>
        </table:table-row>
        <table:table-row table:style-name="AROW-0" table:number-rows-repeated="94">
          <table:table-cell table:number-columns-repeated="1024"/>
        </table:table-row>
        <table:named-expressions>
          <table:named-expression table:name="Print_Area" table:expression="of:=#REF!" table:base-cell-address="$'2004.amta'.$A$1"/>
          <table:named-expression table:name="Sheet_Title" table:expression="of:=&quot;2004.amta&quot;" table:base-cell-address="$'2004.amta'.$A$1"/>
        </table:named-expressions>
        <gnm:selections gnm:cursor-col="5" gnm:cursor-row="33">
          <gnm:selection gnm:start-col="5" gnm:start-row="33" gnm:end-col="5" gnm:end-row="33"/>
        </gnm:select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style:style style:name="Gnumeric-default"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default-style style:family="table-cel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default-style>
    <style:default-style style:family="table-column">
      <style:table-column-properties style:column-width="253.955905511811pt" style:use-optimal-column-width="true"/>
    </style:default-style>
    <style:default-style style:family="table-row">
      <style:table-row-properties style:row-height="12.75pt" style:use-optimal-row-height="true"/>
    </style:default-style>
  </office:styles>
  <office:automatic-styles>
    <style:page-layout style:name="pl-0"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office:automatic-styles>
  <office:master-styles>
    <style:master-page style:name="ta-mp-0" style:display-name="2004.amta" style:page-layout-name="pl-0">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20-04-08T09:50:11Z</dc:date>
    <meta:editing-cycles>1</meta:editing-cycles>
    <meta:editing-duration>PT55S</meta:editing-duration>
    <meta:generator>gnumeric/1.12.35</meta:generator>
  </office:meta>
</office:document-meta>
</file>